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28cm" table:align="margins"/>
    </style:style>
    <style:style style:name="Table1.A" style:family="table-column">
      <style:table-column-properties style:column-width="4.075cm" style:rel-column-width="2310*"/>
    </style:style>
    <style:style style:name="Table1.B" style:family="table-column">
      <style:table-column-properties style:column-width="5.801cm" style:rel-column-width="3289*"/>
    </style:style>
    <style:style style:name="Table1.C" style:family="table-column">
      <style:table-column-properties style:column-width="3.274cm" style:rel-column-width="1856*"/>
    </style:style>
    <style:style style:name="Table1.D" style:family="table-column">
      <style:table-column-properties style:column-width="8.174cm" style:rel-column-width="4634*"/>
    </style:style>
    <style:style style:name="Table1.E" style:family="table-column">
      <style:table-column-properties style:column-width="4.704cm" style:rel-column-width="266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E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Table_20_Contents">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list-style-name="L1"/>
    <style:style style:name="P10" style:family="paragraph" style:parent-style-name="Standard">
      <style:text-properties fo:background-color="#ffff00"/>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6pt" style:text-underline-style="none" fo:font-weight="bold" style:font-size-asian="16pt" style:font-weight-asian="bold" style:font-size-complex="16pt" style:font-weight-complex="bold"/>
    </style:style>
    <style:style style:name="T4"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CisteraScreenCapture</text:span> </text:p>
      <text:p text:style-name="Standard"/>
      <text:p text:style-name="P5">CisteraScreenCapture consists of a windows service (CisteraScreenCaptureService) and admin UI (CisteraScreenCaptureUI)</text:p>
      <text:p text:style-name="P5">Both applications write logs.</text:p>
      <text:p text:style-name="P1"/>
      <text:p text:style-name="Standard"><text:span text:style-name="T2">Platform:</text:span> Windows7+, C#4.5</text:p>
      <text:p text:style-name="Standard"/>
      <text:p text:style-name="P1">Installing and running</text:p>
      <text:p text:style-name="Standard">Launch CisteraScreenCaptureSetup.msi. It will install both CisteraScreenCaptureService and CisteraScreenCaptureUI and automatically launch them upon successful installation.</text:p>
      <text:p text:style-name="Standard">The systray icon changes corresponding to status of the service. It is normal when the service runs and inverted when it is stopped.</text:p>
      <text:p text:style-name="Standard">Any problem should be traced in logs which can be open by clicking Logs in the systray menu.</text:p>
      <text:p text:style-name="Standard"/>
      <text:p text:style-name="P1">Uninstalling</text:p>
      <text:p text:style-name="Standard">Run CisteraScreenCaptureSetup.msi. It will stop CisteraScreenCaptureService and CisteraScreenCaptureUI if they are running and uninstall them.</text:p>
      <text:p text:style-name="Standard"/>
      <text:p text:style-name="P2"/>
      <text:p text:style-name="P2">CisteraScreenCaptureUI</text:p>
      <text:p text:style-name="Standard">It displays a systray icon.</text:p>
      <text:p text:style-name="Standard"/>
      <text:p text:style-name="Standard">While CisteraScreenCaptureService runs independently on user sessions, CisteraScreenCaptureUI is auto-started for every user logged in and establishes connection to the service.</text:p>
      <text:p text:style-name="P4"/>
      <text:p text:style-name="Standard">Editing and managing the service is possible only with administrator privileges.</text:p>
      <text:p text:style-name="Standard"/>
      <text:p text:style-name="P1">Systray menu items</text:p>
      <text:list xml:id="list367998560163676550" text:style-name="L1">
        <text:list-item>
          <text:p text:style-name="P9">Settings (parameters for CisteraScreenCaptureService)</text:p>
        </text:list-item>
        <text:list-item>
          <text:p text:style-name="P9">Run (start/stop CisteraScreenCaptureService) </text:p>
        </text:list-item>
        <text:list-item>
          <text:p text:style-name="P9">Silently (when checked, toast messages are suppressed)</text:p>
        </text:list-item>
        <text:list-item>
          <text:p text:style-name="P9">Logs (both processes write own logs which can be helpful application diagnostic)</text:p>
        </text:list-item>
        <text:list-item>
          <text:p text:style-name="P9">Exit (quit CisteraScreenCaptureUI while CisteraScreenCaptureService remains untouched)</text:p>
        </text:list-item>
      </text:list>
      <text:p text:style-name="Standard"/>
      <text:p text:style-name="P6"/>
      <text:p text:style-name="P6">CisteraScreenCaptureService</text:p>
      <text:p text:style-name="Standard"><text:span text:style-name="T1">CisteraScreenCaptureService runs permanently and monitors user login/logoff/lock/unlock events. When a user loggin/unlock happened, it uses mDNS discovery to try to resolve the service name</text:span>. </text:p>
      <text:p text:style-name="Standard"/>
      <text:p text:style-name="Standard">Then CisteraScreenCaptureService sends HTTP GET request:</text:p>
      <text:p text:style-name="Standard"><text:s/>&lt;ip received by mDNS response, otherwise a default preset ip&gt;/screenCapture/register?username=&lt;user name of logged in user&gt;&amp;ipaddress=&lt;ip of client&gt;&amp;port=&lt;client's port which is listening to server&gt;</text:p>
      <text:p text:style-name="Standard"/>
      <text:p text:style-name="Standard">Also CisteraScreenCaptureService starts accepting TCP connections from Server which are used to exchange with messages. So, Server anytime after can send to CisteraScreenCaptureService a command to launch/stop ffmpeg streaming. </text:p>
      <text:p text:style-name="Standard"/>
      <text:p text:style-name="Standard">Ffmpeg is running under SYSTEM account like CisteraScreenCaptureService itself so cannot be impacted by a non-administrator user. <text:span text:style-name="T4">If ffmpeg exited for any reason while the user is not logged off (it may be killed by an administrator or die due to a system error), CisteraScreenCaptureService keeps restarting it.</text:span></text:p>
      <text:p text:style-name="P10"/>
      <text:p text:style-name="P10">When the user logged off, accepting TCP messages stopped and tcp connection to Server and ffmpeg stream if any, are terminated. This way, when Client closes the tcp connection with Server, Server is notified that the session is over (either the user is logged off or network is broken).</text:p>
      <text:p text:style-name="Standard"/>
      <text:p text:style-name="P1">General message format for communicating between CisteraScreenCaptureService and Server:</text:p>
      <text:p text:style-name="Standard">request/response:</text:p>
      <text:p text:style-name="Standard">[message name+body length (2 bytes)][message name (ASCII string terminated with '\0')][message body, which is interpreted respectively to the message name]</text:p>
      <text:p text:style-name="Standard"/>
      <text:p text:style-name="Standard">Every request must get a response before sending next request. Responses have the same format as requests.</text:p>
      <text:p text:style-name="Standard"/>
      <text:p text:style-name="P1">Messag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direction</text:p>
          </table:table-cell>
          <table:table-cell table:style-name="Table1.A1" office:value-type="string">
            <text:p text:style-name="P7">description</text:p>
          </table:table-cell>
          <table:table-cell table:style-name="Table1.A1" office:value-type="string">
            <text:p text:style-name="P7">name</text:p>
          </table:table-cell>
          <table:table-cell table:style-name="Table1.A1" office:value-type="string">
            <text:p text:style-name="P7">request body</text:p>
          </table:table-cell>
          <table:table-cell table:style-name="Table1.E1" office:value-type="string">
            <text:p text:style-name="P7">response body</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The server turns on SSL on this TCP channel after receiving a success response. T<text:span text:style-name="T1">he server is SSL server.</text:span></text:p>
            <text:p text:style-name="Standard">The client turns on SSL after sending a success response. The client is SSL client and initiates SSL handshake.</text:p>
          </table:table-cell>
          <table:table-cell table:style-name="Table1.A2" office:value-type="string">
            <text:p text:style-name="Standard">SslStart</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Launch ffmpeg stream to the server. If such a stream is running already, it will be terminated and a new one launched.</text:p>
          </table:table-cell>
          <table:table-cell table:style-name="Table1.A2" office:value-type="string">
            <text:p text:style-name="Standard">FfmpegStart</text:p>
          </table:table-cell>
          <table:table-cell table:style-name="Table1.A2" office:value-type="string">
            <text:p text:style-name="Standard">ffmpeg parameters string excluding ffmpeg itself (ASCII string terminated with '\0')</text:p>
            <text:p text:style-name="Standard"/>
            <text:p text:style-name="Standard">Comment:</text:p>
            <text:p text:style-name="Standard">The source of captured video (usually name of display but not only) is configurable on the client and thus should not be sent by the server. As ffmpeg arguments should go in certain order, the client will look for -framerate in the string sent by the server and insert display parameters just after it. </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Stop ffmpeg.</text:p>
          </table:table-cell>
          <table:table-cell table:style-name="Table1.A2" office:value-type="string">
            <text:p text:style-name="Standard">FfmpegStop</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row>
          <table:table-cell table:style-name="Table1.A5" office:value-type="string">
            <text:p text:style-name="P10">server -&gt; <text:s/>CisteraScreenCaptureService</text:p>
          </table:table-cell>
          <table:table-cell table:style-name="Table1.A5" office:value-type="string">
            <text:p text:style-name="P10">Polling to keep connection alive.</text:p>
            <text:p text:style-name="P10"/>
          </table:table-cell>
          <table:table-cell table:style-name="Table1.A5" office:value-type="string">
            <text:p text:style-name="P10">Poll</text:p>
          </table:table-cell>
          <table:table-cell table:style-name="Table1.A5" office:value-type="string">
            <text:p text:style-name="P10">nothing (0 bytes)</text:p>
          </table:table-cell>
          <table:table-cell table:style-name="Table1.E5" office:value-type="string">
            <text:p text:style-name="P10">OK or error message (ASCII string terminated with '\0')</text:p>
            <text:p text:style-name="P10">Error can be anything that happened after previous message from Server was received (e.g. ffmpeg got brok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21:35:23.56</meta:creation-date>
    <dc:date>2018-02-05T20:18:50.18</dc:date>
    <meta:editing-duration>P4DT8H44M57S</meta:editing-duration>
    <meta:editing-cycles>60</meta:editing-cycles>
    <meta:generator>OpenOffice/4.1.1$Win32 OpenOffice.org_project/411m6$Build-9775</meta:generator>
    <meta:document-statistic meta:table-count="1" meta:image-count="0" meta:object-count="0" meta:page-count="1" meta:paragraph-count="61" meta:word-count="620" meta:character-count="4476"/>
  </office:meta>
</office:document-meta>
</file>